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akar"/>
    </style:style>
    <style:style style:name="P2" style:family="paragraph" style:parent-style-name="Standard">
      <style:text-properties style:font-name="aakar" officeooo:paragraph-rsid="000e644f"/>
    </style:style>
    <style:style style:name="P3" style:family="paragraph" style:parent-style-name="Standard">
      <style:text-properties style:font-name="aakar" officeooo:rsid="000fde1b" officeooo:paragraph-rsid="000fde1b"/>
    </style:style>
    <style:style style:name="P4" style:family="paragraph" style:parent-style-name="Standard">
      <style:text-properties style:font-name="aakar" officeooo:rsid="001c225f" officeooo:paragraph-rsid="001c225f"/>
    </style:style>
    <style:style style:name="P5" style:family="paragraph" style:parent-style-name="Standard">
      <style:text-properties style:font-name="aakar" officeooo:rsid="0084c539" officeooo:paragraph-rsid="0084c539"/>
    </style:style>
    <style:style style:name="P6" style:family="paragraph" style:parent-style-name="Standard">
      <style:text-properties style:font-name="aakar" officeooo:rsid="008b1605" officeooo:paragraph-rsid="008b1605"/>
    </style:style>
    <style:style style:name="P7" style:family="paragraph" style:parent-style-name="Standard">
      <style:text-properties style:font-name="aakar" officeooo:rsid="00a29313" officeooo:paragraph-rsid="00a29313"/>
    </style:style>
    <style:style style:name="P8" style:family="paragraph" style:parent-style-name="Standard">
      <style:text-properties style:font-name="aakar" officeooo:rsid="01127e30" officeooo:paragraph-rsid="01127e30"/>
    </style:style>
    <style:style style:name="P9" style:family="paragraph" style:parent-style-name="Standard">
      <style:text-properties style:font-name="aakar" officeooo:rsid="01b653e3" officeooo:paragraph-rsid="01b653e3"/>
    </style:style>
    <style:style style:name="P10" style:family="paragraph" style:parent-style-name="Standard">
      <style:text-properties style:font-name="aakar" officeooo:rsid="01b653e3" officeooo:paragraph-rsid="025cb341"/>
    </style:style>
    <style:style style:name="P11" style:family="paragraph" style:parent-style-name="Standard">
      <style:text-properties style:font-name="aakar" officeooo:rsid="0345aa66" officeooo:paragraph-rsid="0345aa66"/>
    </style:style>
    <style:style style:name="P12" style:family="paragraph" style:parent-style-name="Standard">
      <style:text-properties style:font-name="aakar" officeooo:rsid="03465ee8" officeooo:paragraph-rsid="03465ee8"/>
    </style:style>
    <style:style style:name="P13" style:family="paragraph" style:parent-style-name="Heading_20_2">
      <style:text-properties style:font-name="aakar"/>
    </style:style>
    <style:style style:name="P14" style:family="paragraph" style:parent-style-name="Heading_20_1">
      <style:text-properties style:font-name="aakar"/>
    </style:style>
    <style:style style:name="P15" style:family="paragraph" style:parent-style-name="Heading_20_1">
      <style:text-properties style:font-name="aakar" officeooo:rsid="001c225f" officeooo:paragraph-rsid="0084c539"/>
    </style:style>
    <style:style style:name="P16" style:family="paragraph" style:parent-style-name="Title" style:master-page-name="Standard">
      <style:paragraph-properties style:page-number="1"/>
      <style:text-properties style:font-name="aakar"/>
    </style:style>
    <style:style style:name="P17" style:family="paragraph" style:parent-style-name="Subtitle">
      <style:paragraph-properties fo:margin-top="0cm" fo:margin-bottom="0cm" loext:contextual-spacing="false" fo:line-height="100%"/>
    </style:style>
    <style:style style:name="P18" style:family="paragraph" style:parent-style-name="Subtitle">
      <style:paragraph-properties fo:margin-top="0cm" fo:margin-bottom="0cm" loext:contextual-spacing="false" fo:line-height="100%"/>
      <style:text-properties officeooo:rsid="000dcde4" officeooo:paragraph-rsid="000dcde4"/>
    </style:style>
    <style:style style:name="T1" style:family="text">
      <style:text-properties style:font-name="aakar"/>
    </style:style>
    <style:style style:name="T2" style:family="text">
      <style:text-properties style:font-name="aakar" style:font-name-asian="EB Garamond1" style:font-name-complex="EB Garamond1"/>
    </style:style>
    <style:style style:name="T3" style:family="text">
      <style:text-properties style:font-name="aakar" officeooo:rsid="000dcde4"/>
    </style:style>
    <style:style style:name="T4" style:family="text">
      <style:text-properties officeooo:rsid="000dcde4"/>
    </style:style>
    <style:style style:name="T5" style:family="text">
      <style:text-properties officeooo:rsid="000e644f"/>
    </style:style>
    <style:style style:name="T6" style:family="text">
      <style:text-properties officeooo:rsid="000fde1b"/>
    </style:style>
    <style:style style:name="T7" style:family="text">
      <style:text-properties officeooo:rsid="0084c539"/>
    </style:style>
    <style:style style:name="T8" style:family="text">
      <style:text-properties officeooo:rsid="01127e30"/>
    </style:style>
    <style:style style:name="T9" style:family="text">
      <style:text-properties officeooo:rsid="01dc4108"/>
    </style:style>
    <style:style style:name="T10" style:family="text">
      <style:text-properties officeooo:rsid="0225dde9"/>
    </style:style>
    <style:style style:name="T11" style:family="text">
      <style:text-properties officeooo:rsid="025cb3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xpvjarfy4app"/>TP <text:span text:style-name="T4">4</text:span> : <text:span text:style-name="T4">Lab Report</text:span></text:p>
      <text:p text:style-name="P1"/>
      <text:p text:style-name="P18"><text:span text:style-name="T2">Emma DUCOS &amp; Vincent HENRIC</text:span></text:p>
      <text:p text:style-name="P17"><text:bookmark text:name="_mo6dw8ahi7kc"/><text:span text:style-name="T2">NPM3</text:span><text:span text:style-name="T1">D – </text:span><text:span text:style-name="T3">February 6</text:span><text:span text:style-name="T2">th, 2020</text:span></text:p>
      <text:p text:style-name="P14"><text:span text:style-name="T4">I</text:span>.<text:tab/><text:span text:style-name="T5">Image loading and display</text:span></text:p>
      <text:p text:style-name="P2"><text:span text:style-name="T5">The shape of normal.png was (451, 768, 4). The first two dimensions correspond to the height and width of the image, and the third dimension is composed of the 3 values of the normal vectors at each pixels as well as the transparancy value. This transparancy value is necessary for the .png format, but has no physical sense here, so we choose to take it away of the image at the beginning.</text:span></text:p>
      <text:p text:style-name="P5">We normalised the normal vectors to [0,1].</text:p>
      <text:p text:style-name="P14"><text:span text:style-name="T6">II</text:span>. <text:span text:style-name="T6">Diffuse shading</text:span></text:p>
      <text:p text:style-name="P3">To begin with, we used a unique point light source, and we defined our shade function as the computation of the render equation simplified for several point light sources. </text:p>
      <text:p text:style-name="P4">Concerning the Lambert BRDF, we choose a<text:span text:style-name="T7">n</text:span> alberdo <text:span text:style-name="T7">RGB </text:span>value of <text:span text:style-name="T7">(0.75, 0.9, 0,6), that gave us a bright but not too much rendered image, and since we didn’t found any relevant experimental value for the k diffuse reflection value, we put it to one.</text:span></text:p>
      <text:p text:style-name="P6">We clipped the intensity values to [0,1], so the shades are not conflicting with each other with negative values.</text:p>
      <text:p text:style-name="P5">#plot</text:p>
      <text:p text:style-name="P7">With 3 point sources <text:span text:style-name="T8">at max brightness</text:span></text:p>
      <text:p text:style-name="P8">#plot</text:p>
      <text:p text:style-name="P15"><text:span text:style-name="T6">III</text:span>. <text:span text:style-name="T7">Specular Materials</text:span></text:p>
      <text:p text:style-name="P13">a. Blinn-Phong BRDF</text:p>
      <text:p text:style-name="P9">For the outgoing direction, we choose the position (0,0,0). </text:p>
      <text:p text:style-name="P10">For the shininess coefficient, we took <text:span text:style-name="T9">a value of 1</text:span> <text:span text:style-name="T10">radiant</text:span>, and for the specular coefficient, we <text:span text:style-name="T10">also </text:span>took <text:span text:style-name="T10">a value of </text:span>1, <text:span text:style-name="T10">for starter values</text:span>.</text:p>
      <text:p text:style-name="P10"><text:span text:style-name="T11">With one lightsource, we get </text:span></text:p>
      <text:p text:style-name="P10"><text:span text:style-name="T11">#plot</text:span> </text:p>
      <text:p text:style-name="P13">b. Microfacet model</text:p>
      <text:p text:style-name="P11">! beta not used</text:p>
      <text:p text:style-name="P11"><text:soft-page-break/>alpha = 1</text:p>
      <text:p text:style-name="P11">spectacular_color = [1, 0, 0]</text:p>
      <text:p text:style-name="P11">3 spot lights</text:p>
      <text:p text:style-name="P11">true divide issues</text:p>
      <text:p text:style-name="P11">F literal, have a look at litterature for more info </text:p>
      <text:p text:style-name="P11">problem if lightsource too far</text:p>
      <text:p text:style-name="P12">red imag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6T19:38:27.352291152</dc:date>
    <meta:editing-duration>PT1H26M35S</meta:editing-duration>
    <meta:editing-cycles>4</meta:editing-cycles>
    <meta:document-statistic meta:table-count="0" meta:image-count="0" meta:object-count="0" meta:page-count="2" meta:paragraph-count="28" meta:word-count="288" meta:character-count="1601" meta:non-whitespace-character-count="1335"/>
  </office:meta>
</office:document-meta>
</file>